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un utilisateur écrit un à plusieurs messag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 utilisateur souscrit à une ou plusieurs conversations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 utilisateur participe à un ou plusieurs événement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 utilisateur est invité à un ou plusieurs événement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e invitation à un événement est envoyée à un ou plusieurs utilisateur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 utilisateur peut posséder de 0 à plusieurs stat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 utilisateur occupe un à plusieurs postes d'employé au sein d'un établissem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 utilisateur fait partie d'une à plusieurs friendlis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e friendlist contient un à plusieurs utilisateur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 utilisateur fait une demande d'ajout à un ou plusieurs utilisateur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e demande d'ajout en ami est faite à un ou plusieurs utilisateur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e conversation contient un message ou plus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e conversation dispose de plusieurs utilisateurs souscrit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 type d'établissement correspond à un ou plusieurs établissement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 établissement possède une à plusieurs évaluation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 établissement contient un à plusieurs employé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 établissement prévoit un à plusieurs événement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 événement permet d'envoyer une à plusieurs invitation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 événement crée une à plusieurs invitation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 événement possède une à plusieurs évaluation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 type d'événement correspond à un ou plusieurs événement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n utilisateur génère aucune à plusieurs notification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 type de notification concerne une à plusieurs notification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n utilisateur dispose d'une à plusieurs options d'utilisateur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 utilisateur écrit un à plusieurs messages sur le mur événement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n utilisateur écrit un à plusieurs messages sur le mur établissemen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n utilisateur peut créer un à plusieurs événement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 établissement peut avoir aucun ou plusieurs messages sur son mu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n événement peut avoir aucun ou plusieurs messages sur son mu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 utilisateur peut suivre un à plusieurs établissement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n établissement peut être suivi par aucun ou plusieurs participants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/03/2014</text:date>, <text:time>00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00:22:21.60</meta:creation-date>
    <dc:date>2014-03-13T00:30:04.66</dc:date>
    <meta:editing-duration>PT7M43S</meta:editing-duration>
    <meta:editing-cycles>1</meta:editing-cycles>
    <meta:document-statistic meta:table-count="3" meta:cell-count="62" meta:object-count="0"/>
    <meta:generator>LibreOffice/3.4$Win32 LibreOffice_project/340m1$Build-402</meta:generator>
  </office:meta>
</office:document-meta>
</file>